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30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PINEDO SOTO JACKSO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6343747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ARAPOT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21538435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PINEDO SOTO JACKSO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634374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21 538 435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2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3.05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610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05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41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02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30/09/2021</text:p>
          </table:table-cell>
          <table:table-cell table:style-name="Tabla2.A3" office:value-type="string">
            <text:p text:style-name="P22">6349890</text:p>
          </table:table-cell>
          <table:table-cell table:style-name="Tabla2.D3" office:value-type="string">
            <text:p text:style-name="P23">1022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9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30T22:34:1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